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Helper.setProperty( String ns , String name , Object value , boolean verbos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opertyHelper.parsePropertyStringDefault( String value , Vector fragments , Vector propertyRef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ropertyHelper.get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Helper.getPropertyHelper( Project 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Helper.parsePropertyString( String value , Vector fragments , Vector propertyR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.setNewProperty( String ns ,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Helper.setNext( PropertyHelper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.setInheritedProperty( String ns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Helper.getPropertyHook( String ns , String name , boolean us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Helper.getUserProperty( String ns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Helper.copyInheritedProperties( Pro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Helper.setProject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.copyUserProperties( Pro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Helper.setUserProperty( String ns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Helper.get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.replaceProperties( String ns , String value , Hashtable key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ropertyHelper.getUser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Helper.Property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pertyHelper.setPropertyHook( String ns , String name , Object value , boolean inherited , boolean user , boolean isNe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Helper.getProperty( String ns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